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ServletFilter.init( Filter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loadingServletFilter.doFilter( ServletRequest request , ServletResponse response , Filt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loadingServletFilt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